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pasado 8-6-2018 nos reunimos y tratamos una serie de asuntos para avanzar en el proyecto.</text:p>
      <text:p text:style-name="Standard"/>
      <text:p text:style-name="Standard">Lo primero que hicimos fue solucionar el problema del tamaño de la imagen en la interfaz kivy, ya que la imagen se ajusta al tamaño del layout, y teniamos que añadir el size_hint: None para que los layouts no sean proporcionales. Con este atributo le dices que no lo haga (los layouts no sean iguales). Te cambia el tamaño del layout y no de la imagen. Al parecer la imagen no se puede cambiar de tamaño asi, sino que hay que que colocar una serie de layouts para que quede bien encuadrada. Estuvimos mirando como funcionaban los layaouts, que van unos dentros de otros y no parece muy complicado.</text:p>
      <text:p text:style-name="Standard"/>
      <text:p text:style-name="Standard">Despues miramos las dudas del diseño para los layouts, nos haria falta un layout en el medio (para la imagen), y otro en la esquina inferior derecha para el boton next. Un boxlayout puede tener todos los objetos que quiera, pero no te los ordena, por eso utilizamos otros boxlayouts.</text:p>
      <text:p text:style-name="Standard"/>
      <text:p text:style-name="Standard">Luego cambiamos de problema, ya que al ir a cargar la imagen con la que ibamos a trabajar, teniamos un error y no se cargaba. Y era basicamente porque en el metodo para cargar (el load del main), cargabamos texto y no la imagen. En el editor le ponemos un identificador a la imagen, y en el main, en el metodo load ponemos la siguiente linea : self.ids["(nombre del id del editor)"].source=filename[0]. Filename es una lista. Y asi estaria arreglado este fallo, con lo que cargando la imagen funciona y se nos muestra donde antes aparecia la otra imagen.</text:p>
      <text:p text:style-name="Standard"/>
      <text:p text:style-name="Standard">Mas tarde Domingo me intento ayudar un poco con el lenguaje kivy, explicandome un poco los objetos y los atributos de dichos objetos.</text:p>
      <text:p text:style-name="Standard"/>
      <text:p text:style-name="Standard">El otro problema que me surgio antes de esta reunion tenia que ver con el canvas, ya que al unirlo con el programa que tenemos, te pone el canvas por encima del resto de la aplicación que no se muestra por supuesto. Al probar esta parte daba muchos errores por espacios y tabulaciones, que intentare arreglar para el proximo dia. Lo del canvas intentamos arreglarlo con este comando: self.canvas.source= "mario.png", pero no lo conseguimos resolver en esta reunion, lo dejaremos para la siguiente. Hay que mirar tambien el background de los widgets.</text:p>
      <text:p text:style-name="Standard"/>
      <text:p text:style-name="Standard">Tras darnos bastantes fallos de tabulaciones, dejamos la reunion. Me pidio Domingo subir el programa, para solucionarlo. Ademas Domingo tambien me comento que intentaria pasar el codigo del canvas a kivy. Yo quede en intentar hacer el diseño de la aplicación como hablamos. Tambien quedamos en limpiar el codigo de la varianza, porque iba algo lento (no usar el range, intentar usar el for each), aunque hace tiempo que no lo miro. Tambien quedamos en repasar para que usabamos los kdtrees. En definitiva echarle a todo un repaso. </text:p>
      <text:p text:style-name="Standard"/>
      <text:p text:style-name="Standard">Quedamos en 2 semanas. El viernes 22 de Junio de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6-11T17:04:29.95</meta:creation-date>
    <dc:date>2018-07-20T09:16:41.99</dc:date>
    <dc:creator>o </dc:creator>
    <meta:editing-duration>PT9M18S</meta:editing-duration>
    <meta:editing-cycles>2</meta:editing-cycles>
    <meta:generator>OpenOffice/4.1.3$Win32 OpenOffice.org_project/413m1$Build-9783</meta:generator>
    <meta:document-statistic meta:table-count="0" meta:image-count="0" meta:object-count="0" meta:page-count="1" meta:paragraph-count="8" meta:word-count="488" meta:character-count="2793"/>
  </office:meta>
</office:document-meta>
</file>